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10" style:family="table">
      <style:table-properties style:width="4.0417in" table:align="left"/>
    </style:style>
    <style:style style:name="Table10.A" style:family="table-column">
      <style:table-column-properties style:column-width="0.9361in"/>
    </style:style>
    <style:style style:name="Table10.B" style:family="table-column">
      <style:table-column-properties style:column-width="3.1056in"/>
    </style:style>
    <style:style style:name="Table10.A1" style:family="table-cell">
      <style:table-cell-properties style:vertical-align="bottom" fo:padding="0.0382in" fo:border-left="0.0007in solid #000000" fo:border-right="none" fo:border-top="0.0007in solid #000000" fo:border-bottom="none"/>
    </style:style>
    <style:style style:name="Table10.B1" style:family="table-cell">
      <style:table-cell-properties fo:padding="0.0382in" fo:border-left="none"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none" fo:border-right="0.0007in solid #000000" fo:border-top="none" fo:border-bottom="none"/>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5"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6"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style:font-name="Pericles" fo:font-size="10pt" style:font-size-asian="10pt" style:font-size-complex="10pt"/>
    </style:style>
    <style:style style:name="P19" style:family="paragraph" style:parent-style-name="Table_20_Contents">
      <style:text-properties style:font-name="Pericles" fo:font-size="7pt" style:font-size-asian="7pt" style:font-size-complex="7pt"/>
    </style:style>
    <style:style style:name="P20"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1"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2"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3"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4" style:family="paragraph" style:parent-style-name="Table_20_Contents">
      <style:text-properties style:font-name="Pericles" fo:font-size="8pt" fo:font-weight="normal" style:font-size-asian="8pt" style:font-weight-asian="normal" style:font-size-complex="8pt" style:font-weight-complex="normal"/>
    </style:style>
    <style:style style:name="P25"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6" style:family="paragraph" style:parent-style-name="Table_20_Contents">
      <style:text-properties style:font-name="Pericles" fo:font-size="8pt" fo:font-weight="bold" style:font-size-asian="8pt" style:font-weight-asian="bold" style:font-size-complex="8pt" style:font-weight-complex="bold"/>
    </style:style>
    <style:style style:name="P27"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8"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0" style:family="paragraph" style:parent-style-name="Standard" style:list-style-name="L1"/>
    <style:style style:name="P31"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2"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text-properties style:font-name="Pericles" fo:font-size="10pt" fo:font-style="normal" style:text-underline-style="none" style:font-size-asian="10pt" style:font-style-asian="normal" style:font-size-complex="10pt" style:font-style-complex="normal"/>
    </style:style>
    <style:style style:name="P3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Standard" style:list-style-name="L2">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7pt" fo:font-style="normal" style:text-underline-style="none" style:font-size-asian="7pt" style:font-style-asian="normal" style:font-size-complex="7pt" style:font-style-complex="normal"/>
    </style:style>
    <style:style style:name="T14"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5" style:family="text">
      <style:text-properties fo:font-style="italic" style:text-underline-style="none"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style:font-name="Pericles" fo:font-size="10pt" style:text-underline-style="none" fo:font-weight="normal" style:font-size-asian="10pt" style:font-weight-asian="normal" style:font-size-complex="10pt" style:font-weight-complex="normal"/>
    </style:style>
    <style:style style:name="T19"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4">Theyd Pirate</text:p>
          </table:table-cell>
          <table:table-cell table:style-name="Table1.B1" office:value-type="string">
            <text:p text:style-name="P3"><text:span text:style-name="T14">M</text:span><text:span text:style-name="T13"> </text:span><text:span text:style-name="T6">10|</text:span><text:span text:style-name="T14">S</text:span><text:span text:style-name="T6"> 12|</text:span><text:span text:style-name="T14">R</text:span><text:span text:style-name="T6"> 12|</text:span><text:span text:style-name="T14">T</text:span><text:span text:style-name="T6"> 10|</text:span><text:span text:style-name="T14">W</text:span><text:span text:style-name="T6"> 8|</text:span><text:span text:style-name="T14">P</text:span><text:span text:style-name="T6"> 8|</text:span><text:span text:style-name="T14">C</text:span><text:span text:style-name="T6"> 8</text:span></text:p>
          </table:table-cell>
        </table:table-row>
        <table:table-row>
          <table:table-cell table:style-name="Table1.A2" office:value-type="string">
            <text:p text:style-name="P18"/>
          </table:table-cell>
          <table:table-cell table:style-name="Table1.B2" office:value-type="string">
            <text:p text:style-name="P19"><text:span text:style-name="T5">CV</text:span><text:span text:style-name="T11"> 10|</text:span><text:span text:style-name="T5">ini</text:span><text:span text:style-name="T11"> 0|</text:span><text:span text:style-name="T5">HP</text:span><text:span text:style-name="T11"> 19(5)|</text:span><text:span text:style-name="T5">AV</text:span><text:span text:style-name="T11"> 0000|</text:span><text:span text:style-name="T5">DG</text:span><text:span text:style-name="T11">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4">Theyd Captor</text:p>
          </table:table-cell>
          <table:table-cell table:style-name="Table2.B1" office:value-type="string">
            <text:p text:style-name="P3"><text:span text:style-name="T14">M</text:span><text:span text:style-name="T13"> </text:span><text:span text:style-name="T6">12|</text:span><text:span text:style-name="T14">S</text:span><text:span text:style-name="T6"> 12|</text:span><text:span text:style-name="T14">R</text:span><text:span text:style-name="T6"> 12|</text:span><text:span text:style-name="T14">T</text:span><text:span text:style-name="T6"> 10|</text:span><text:span text:style-name="T14">W</text:span><text:span text:style-name="T6"> 8|</text:span><text:span text:style-name="T14">P</text:span><text:span text:style-name="T6"> 8|</text:span><text:span text:style-name="T14">C</text:span><text:span text:style-name="T6"> 8</text:span></text:p>
          </table:table-cell>
        </table:table-row>
        <table:table-row>
          <table:table-cell table:style-name="Table2.A2" office:value-type="string">
            <text:p text:style-name="P18"/>
          </table:table-cell>
          <table:table-cell table:style-name="Table2.B2" office:value-type="string">
            <text:p text:style-name="P19"><text:span text:style-name="T5">CV</text:span><text:span text:style-name="T11"> 11|</text:span><text:span text:style-name="T5">ini</text:span><text:span text:style-name="T11"> +1|</text:span><text:span text:style-name="T5">HP</text:span><text:span text:style-name="T11"> 20(5)|</text:span><text:span text:style-name="T5">AV</text:span><text:span text:style-name="T11"> 1111|</text:span><text:span text:style-name="T5">DG</text:span><text:span text:style-name="T11"> 2d4+1</text:span></text:p>
          </table:table-cell>
        </table:table-row>
        <table:table-row>
          <table:table-cell table:style-name="Table2.A3" office:value-type="string">
            <text:p text:style-name="P18"/>
          </table:table-cell>
          <table:table-cell table:style-name="Table2.B3" office:value-type="string">
            <text:p text:style-name="P20">Jagged<text:span text:style-name="T3"> – Attacks have </text:span><text:span text:style-name="T15">bleed(2)</text:span></text:p>
            <text:p text:style-name="P20">Net<text:span text:style-name="T3"> – Hit </text:span><text:span text:style-name="T15">entangles</text:span><text:span text:style-name="T3">, save Mus DL 12</text:span></text:p>
            <text:p text:style-name="P20">Skewer<text:span text:style-name="T3"> – Attacks on entangled foes </text:span><text:span text:style-name="T15">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4">Theyd Captain</text:p>
          </table:table-cell>
          <table:table-cell table:style-name="Table3.B1" office:value-type="string">
            <text:p text:style-name="P3"><text:span text:style-name="T14">M</text:span><text:span text:style-name="T13"> </text:span><text:span text:style-name="T6">14|</text:span><text:span text:style-name="T14">S</text:span><text:span text:style-name="T6"> 12|</text:span><text:span text:style-name="T14">R</text:span><text:span text:style-name="T6"> 12|</text:span><text:span text:style-name="T14">T</text:span><text:span text:style-name="T6"> 14|</text:span><text:span text:style-name="T14">W</text:span><text:span text:style-name="T6"> 8|</text:span><text:span text:style-name="T14">P</text:span><text:span text:style-name="T6"> 8|</text:span><text:span text:style-name="T14">C</text:span><text:span text:style-name="T6"> 8</text:span></text:p>
          </table:table-cell>
        </table:table-row>
        <table:table-row>
          <table:table-cell table:style-name="Table3.A2" office:value-type="string">
            <text:p text:style-name="P18"/>
          </table:table-cell>
          <table:table-cell table:style-name="Table3.B2" office:value-type="string">
            <text:p text:style-name="P19"><text:span text:style-name="T5">CV</text:span><text:span text:style-name="T11"> 13|</text:span><text:span text:style-name="T5">ini</text:span><text:span text:style-name="T11"> +2|</text:span><text:span text:style-name="T5">HP</text:span><text:span text:style-name="T11"> 28(7)|</text:span><text:span text:style-name="T5">AV</text:span><text:span text:style-name="T11"> 2222|</text:span><text:span text:style-name="T5">DG</text:span><text:span text:style-name="T11"> 2d6+1</text:span></text:p>
          </table:table-cell>
        </table:table-row>
        <table:table-row>
          <table:table-cell table:style-name="Table3.A3" office:value-type="string">
            <text:p text:style-name="P18"/>
          </table:table-cell>
          <table:table-cell table:style-name="Table3.B3" office:value-type="string">
            <text:p text:style-name="P20">Bonus Block<text:span text:style-name="T3"> – Extra block/round</text:span></text:p>
            <text:p text:style-name="P20">Disarm(10)<text:span text:style-name="T3"> – High roll allows disarm</text:span></text:p>
            <text:p text:style-name="P20">Inspired<text:span text:style-name="T3"> – 3 inspiration, can use for allies</text:span></text:p>
            <text:p text:style-name="P20">Jagged<text:span text:style-name="T3"> – Attacks have </text:span><text:span text:style-name="T15">bleed(4)</text:span></text:p>
            <text:p text:style-name="P21"/>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6169294800220752126" text:style-name="L1">
        <text:list-item>
          <text:p text:style-name="P31">Question the cadaverous villagers</text:p>
        </text:list-item>
        <text:list-item>
          <text:p text:style-name="P30"><text:span text:style-name="T18">Follow the villagers back to </text:span><text:span text:style-name="T19">Mykonos</text:span></text:p>
        </text:list-item>
        <text:list-item>
          <text:p text:style-name="P31">Track down the captured animal</text:p>
        </text:list-item>
        <text:list-item>
          <text:p text:style-name="P31">Head toward the city ruins</text:p>
        </text:list-item>
        <text:list-item>
          <text:p text:style-name="P31">Explore the island wilds</text:p>
        </text:list-item>
      </text:list>
      <text:p text:style-name="P6"/>
      <text:p text:style-name="P7">A Fog Lifts</text:p>
      <text:p text:style-name="P6"/>
      <text:p text:style-name="P6">At this point, anyone that makes a <text:span text:style-name="T16">History, Theology 10</text:span><text:span text:style-name="T8"> will have a strange feeling as they survey the beach. They have heard of this place... heck, they might have </text:span><text:span text:style-name="T17">been</text:span><text:span text:style-name="T8"> here at some point, but they are just now remembering. To them it seems like </text:span><text:span text:style-name="T10">Thelod</text:span><text:span text:style-name="T8"> existed once, but then disappeared off the face of Anthis.</text:span></text:p>
      <text:p text:style-name="P6"/>
      <text:p text:style-name="P7">Questioning the Villagers</text:p>
      <text:p text:style-name="P6"/>
      <text:p text:style-name="P17"><text:span text:style-name="T18">The villagers are led by an old, haggard man named </text:span><text:span text:style-name="T19">Tiksos</text:span><text:span text:style-name="T18">.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8">conversations</text:span><text:span text:style-name="T17">.</text:span></text:p>
      <text:p text:style-name="P9"/>
      <table:table table:name="Table4" table:style-name="Table4">
        <table:table-column table:style-name="Table4.A"/>
        <table:table-column table:style-name="Table4.B"/>
        <table:table-row>
          <table:table-cell table:style-name="Table4.A1" office:value-type="string">
            <text:p text:style-name="P24">Cliffs</text:p>
          </table:table-cell>
          <table:table-cell table:style-name="Table4.B1" office:value-type="string">
            <text:p text:style-name="P24">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4">Cursed by Ulder</text:p>
          </table:table-cell>
          <table:table-cell table:style-name="Table4.B2" office:value-type="string">
            <text:p text:style-name="P24">There was a dispute between the king and the priests. They angered the king, and he foolishly taught them a lesson by sacking <text:span text:style-name="T1">the temple</text:span>.</text:p>
            <text:p text:style-name="P24"/>
            <text:p text:style-name="P24">Ulder became furious and cursed the island, and now <text:span text:style-name="T1">no one can ever leave</text:span>.</text:p>
          </table:table-cell>
        </table:table-row>
        <table:table-row>
          <table:table-cell table:style-name="Table4.A2" office:value-type="string">
            <text:p text:style-name="P24">Gods</text:p>
          </table:table-cell>
          <table:table-cell table:style-name="Table4.B2" office:value-type="string">
            <text:p text:style-name="P24">This island used to be favored by Ulder, but now he has <text:span text:style-name="T1">cursed</text:span> us.</text:p>
          </table:table-cell>
        </table:table-row>
        <table:table-row>
          <table:table-cell table:style-name="Table4.A2" office:value-type="string">
            <text:p text:style-name="P24">Kingdom</text:p>
          </table:table-cell>
          <table:table-cell table:style-name="Table4.B2" office:value-type="string">
            <text:p text:style-name="P24">The kingdom of Thelod was ruled by our king <text:span text:style-name="T1">Nikomedes</text:span> and protected by the god of the sea himself.</text:p>
            <text:p text:style-name="P24"/>
            <text:p text:style-name="P24">We were traders, herders and fishermen, but none of that remains.</text:p>
          </table:table-cell>
        </table:table-row>
        <table:table-row>
          <table:table-cell table:style-name="Table4.A2" office:value-type="string">
            <text:p text:style-name="P24">Netted an animal, animal</text:p>
          </table:table-cell>
          <table:table-cell table:style-name="Table4.B2" office:value-type="string">
            <text:p text:style-name="P24">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4">Never Dying</text:p>
          </table:table-cell>
          <table:table-cell table:style-name="Table4.B2" office:value-type="string">
            <text:p text:style-name="P24">That is part of the curse. We eat, but still hunger. We starve, but never die.</text:p>
          </table:table-cell>
        </table:table-row>
        <table:table-row>
          <table:table-cell table:style-name="Table4.A2" office:value-type="string">
            <text:p text:style-name="P24">Nikomedes</text:p>
          </table:table-cell>
          <table:table-cell table:style-name="Table4.B2" office:value-type="string">
            <text:p text:style-name="P24">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4"/>
            <text:p text:style-name="P24">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4">Other Ship</text:p>
          </table:table-cell>
          <table:table-cell table:style-name="Table4.B2" office:value-type="string">
            <text:p text:style-name="P24">Yes, there was another ship. Some of the <text:span text:style-name="T1">Theyd</text:span> have already been on the beach.</text:p>
          </table:table-cell>
        </table:table-row>
        <table:table-row>
          <table:table-cell table:style-name="Table4.A2" office:value-type="string">
            <text:p text:style-name="P24">Priests</text:p>
          </table:table-cell>
          <table:table-cell table:style-name="Table4.B2" office:value-type="string">
            <text:p text:style-name="P24">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4">Rotted</text:p>
          </table:table-cell>
          <table:table-cell table:style-name="Table4.B2" office:value-type="string">
            <text:p text:style-name="P24">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6">Sacking the Temple*, Temple*</text:p>
          </table:table-cell>
          <table:table-cell table:style-name="Table4.B2" office:value-type="string">
            <text:p text:style-name="P24">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5"/>
            <text:p text:style-name="P24">When the curse hit, Ulder sent a powerful storm that flooded the city. There is very little left now.</text:p>
          </table:table-cell>
        </table:table-row>
        <table:table-row>
          <table:table-cell table:style-name="Table4.A2" office:value-type="string">
            <text:p text:style-name="P24">Sacrifice</text:p>
          </table:table-cell>
          <table:table-cell table:style-name="Table4.B2" office:value-type="string">
            <text:p text:style-name="P24">To Ulder. The Theyd are his favorite children. Perhaps they think a sacrifice will allow them to escape.</text:p>
          </table:table-cell>
        </table:table-row>
        <table:table-row>
          <table:table-cell table:style-name="Table4.A2" office:value-type="string">
            <text:p text:style-name="P24">Shipwreck, Seabird</text:p>
          </table:table-cell>
          <table:table-cell table:style-name="Table4.B2" office:value-type="string">
            <text:p text:style-name="P24">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4">Storm, Fog</text:p>
          </table:table-cell>
          <table:table-cell table:style-name="Table4.B2" office:value-type="string">
            <text:p text:style-name="P24">There was a storm last night. That's how we knew you would be here. Any time a ship approaches the island, a storm carries it onto the rocks.</text:p>
          </table:table-cell>
        </table:table-row>
        <table:table-row>
          <table:table-cell table:style-name="Table4.A2" office:value-type="string">
            <text:p text:style-name="P24">Thelod</text:p>
          </table:table-cell>
          <table:table-cell table:style-name="Table4.B2" office:value-type="string">
            <text:p text:style-name="P24">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4">Theyd</text:p>
          </table:table-cell>
          <table:table-cell table:style-name="Table4.B2" office:value-type="string">
            <text:p text:style-name="P24">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4">Where are we?</text:p>
          </table:table-cell>
          <table:table-cell table:style-name="Table4.B2" office:value-type="string">
            <text:p text:style-name="P24">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3">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4">...</text:p>
          </table:table-cell>
          <table:table-cell table:style-name="Table5.B1" office:value-type="string">
            <text:p text:style-name="P15"><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6">Agape*</text:p>
          </table:table-cell>
          <table:table-cell table:style-name="Table5.B2" office:value-type="string">
            <text:p text:style-name="P16">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4">Priestess of Aquae</text:p>
          </table:table-cell>
          <table:table-cell table:style-name="Table5.B2" office:value-type="string">
            <text:p text:style-name="P16">Yes, her name was Agape and she washed up on shore just a few days ago. She told me that Aquae had sent her to liberate the island</text:p>
          </table:table-cell>
        </table:table-row>
        <table:table-row>
          <table:table-cell table:style-name="Table5.A2" office:value-type="string">
            <text:p text:style-name="P24">Scout the Temple</text:p>
          </table:table-cell>
          <table:table-cell table:style-name="Table5.B2" office:value-type="string">
            <text:p text:style-name="P16">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5">sniffs</text:span></text:p>
      <text:p text:style-name="P5"/>
      <text:p text:style-name="P5">"Ugh, rotted fish again? Disgusting." <text:span text:style-name="T5">retching</text:span><text:span text:style-name="T20"> "You need some real meat in you Tiksos, not this garbage."</text:span></text:p>
      <text:p text:style-name="P3"/>
      <text:p text:style-name="P5"><text:span text:style-name="T16">Tactics 10 </text:span><text:span text:style-name="T9">-- </text:span><text:span text:style-name="T20">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4">Gaunt Guards</text:p>
          </table:table-cell>
          <table:table-cell table:style-name="Table6.B1" office:value-type="string">
            <text:p text:style-name="P3"><text:span text:style-name="T14">M</text:span><text:span text:style-name="T13"> </text:span><text:span text:style-name="T6">11|</text:span><text:span text:style-name="T14">S</text:span><text:span text:style-name="T6"> 10|</text:span><text:span text:style-name="T14">R</text:span><text:span text:style-name="T6"> 10|</text:span><text:span text:style-name="T14">T</text:span><text:span text:style-name="T6"> 12|</text:span><text:span text:style-name="T14">W</text:span><text:span text:style-name="T6"> 8|</text:span><text:span text:style-name="T14">P</text:span><text:span text:style-name="T6"> 8|</text:span><text:span text:style-name="T14">C</text:span><text:span text:style-name="T6"> 6</text:span></text:p>
          </table:table-cell>
        </table:table-row>
        <table:table-row>
          <table:table-cell table:style-name="Table6.A2" office:value-type="string">
            <text:p text:style-name="P18"/>
          </table:table-cell>
          <table:table-cell table:style-name="Table6.B2" office:value-type="string">
            <text:p text:style-name="P19"><text:span text:style-name="T5">CV</text:span><text:span text:style-name="T11"> 11|</text:span><text:span text:style-name="T5">ini</text:span><text:span text:style-name="T11"> 0|</text:span><text:span text:style-name="T5">HP</text:span><text:span text:style-name="T11"> 22(6)|</text:span><text:span text:style-name="T5">AV</text:span><text:span text:style-name="T11"> 3333|</text:span><text:span text:style-name="T5">DG</text:span><text:span text:style-name="T11"> 2d6</text:span></text:p>
          </table:table-cell>
        </table:table-row>
        <table:table-row>
          <table:table-cell table:style-name="Table6.A2" office:value-type="string">
            <text:p text:style-name="P18"/>
          </table:table-cell>
          <table:table-cell table:style-name="Table6.B2" office:value-type="string">
            <text:p text:style-name="P20">Knockdown Blow(2)<text:span text:style-name="T3"> – 2/12 chest, or 4/12 legs to knock you down doing 3 or more damage</text:span></text:p>
            <text:p text:style-name="P20">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7">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7"> – Once heroes enter the cave, they find themselves in a narrow hallway, partially blocked by a round boulder. A </text:span><text:span text:style-name="T3">Traps 10</text:span><text:span text:style-name="T7"> check will notice the </text:span><text:soft-page-break/><text:span text:style-name="T7">makeshift tripwire across the passage. Anyone triggering the crude trap will disturb a wooden platform holding a potion. When the glass breaks, it will do 2d6+2 fire damage to everyone within 1 hex (</text:span><text:span text:style-name="T3">reflex 10 to save</text:span><text:span text:style-name="T7">).</text:span></text:p>
      <text:p text:style-name="P11">As heroes approach the common room, they will notice an ever growing stink of rotting foodstuffs and spoiled liquor.</text:p>
      <text:p text:style-name="P11"/>
      <text:p text:style-name="P10">Common Room and Storage<text:span text:style-name="T7">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4">Theyd Thug</text:p>
          </table:table-cell>
          <table:table-cell table:style-name="Table7.B1" office:value-type="string">
            <text:p text:style-name="P3"><text:span text:style-name="T14">M</text:span><text:span text:style-name="T13"> </text:span><text:span text:style-name="T6">14|</text:span><text:span text:style-name="T14">S</text:span><text:span text:style-name="T6"> 10|</text:span><text:span text:style-name="T14">R</text:span><text:span text:style-name="T6"> 10|</text:span><text:span text:style-name="T14">T</text:span><text:span text:style-name="T6"> 14|</text:span><text:span text:style-name="T14">W</text:span><text:span text:style-name="T6"> 8|</text:span><text:span text:style-name="T14">P</text:span><text:span text:style-name="T6"> 8|</text:span><text:span text:style-name="T14">C</text:span><text:span text:style-name="T6"> 8</text:span></text:p>
          </table:table-cell>
        </table:table-row>
        <table:table-row>
          <table:table-cell table:style-name="Table7.A2" office:value-type="string">
            <text:p text:style-name="P18"/>
          </table:table-cell>
          <table:table-cell table:style-name="Table7.B2" office:value-type="string">
            <text:p text:style-name="P19"><text:span text:style-name="T5">CV</text:span><text:span text:style-name="T11"> 11|</text:span><text:span text:style-name="T5">ini</text:span><text:span text:style-name="T11"> 0|</text:span><text:span text:style-name="T5">HP</text:span><text:span text:style-name="T11"> 28(7)|</text:span><text:span text:style-name="T5">AV</text:span><text:span text:style-name="T11"> 1111|</text:span><text:span text:style-name="T5">DG</text:span><text:span text:style-name="T11"> 2d6+1</text:span></text:p>
          </table:table-cell>
        </table:table-row>
        <table:table-row>
          <table:table-cell table:style-name="Table7.A3" office:value-type="string">
            <text:p text:style-name="P18"/>
          </table:table-cell>
          <table:table-cell table:style-name="Table7.B3" office:value-type="string">
            <text:p text:style-name="P20">Wade In<text:span text:style-name="T3"> – </text:span><text:span text:style-name="T6">Make 1 hex move after attack if you stay in ZOC</text:span></text:p>
            <text:p text:style-name="P20"><text:span text:style-name="T8">Zone of Control</text:span><text:span text:style-name="T6"> – Count as 2 for purposes of engaging enemies</text:span></text:p>
            <text:p text:style-name="P21"/>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9">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9">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7"> – This is the main room of the hideout. It is lined with makeshift beds. If the Pcs attack in the night, 4 more Theyd are here (3 minions, 1 captor). However, this room is empty in the day.</text:span></text:p>
      <text:p text:style-name="P12"/>
      <text:p text:style-name="P10">Officers' Rooms<text:span text:style-name="T7">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7">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4">Chalcis, Grand Temple, Temple of Ulder</text:p>
          </table:table-cell>
          <table:table-cell table:style-name="Table8.B1" office:value-type="string">
            <text:p text:style-name="P24">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4">Curse</text:p>
          </table:table-cell>
          <table:table-cell table:style-name="Table8.B2" office:value-type="string">
            <text:p text:style-name="P24">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4">Hunger</text:p>
          </table:table-cell>
          <table:table-cell table:style-name="Table8.B2" office:value-type="string">
            <text:p text:style-name="P24">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4">Lampstone</text:p>
          </table:table-cell>
          <table:table-cell table:style-name="Table8.B2" office:value-type="string">
            <text:p text:style-name="P24">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4">Nikomedes</text:p>
          </table:table-cell>
          <table:table-cell table:style-name="Table8.B2" office:value-type="string">
            <text:p text:style-name="P24">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4">Relieve Curse</text:p>
          </table:table-cell>
          <table:table-cell table:style-name="Table8.B2" office:value-type="string">
            <text:p text:style-name="P24">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4">Ulder</text:p>
          </table:table-cell>
          <table:table-cell table:style-name="Table8.B2" office:value-type="string">
            <text:p text:style-name="P24">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4">Agape, Priestess of Aquae (thoxian)</text:p>
          </table:table-cell>
          <table:table-cell table:style-name="Table9.B1" office:value-type="string">
            <text:p text:style-name="P3"><text:span text:style-name="T14">M</text:span><text:span text:style-name="T13"> </text:span><text:span text:style-name="T6">9|</text:span><text:span text:style-name="T14">S</text:span><text:span text:style-name="T6"> 10|</text:span><text:span text:style-name="T14">R</text:span><text:span text:style-name="T6"> 12|</text:span><text:span text:style-name="T14">T</text:span><text:span text:style-name="T6"> 9|</text:span><text:span text:style-name="T14">W</text:span><text:span text:style-name="T6"> 12|</text:span><text:span text:style-name="T14">P</text:span><text:span text:style-name="T6"> 15|</text:span><text:span text:style-name="T14">C</text:span><text:span text:style-name="T6"> 12</text:span></text:p>
          </table:table-cell>
        </table:table-row>
        <table:table-row>
          <table:table-cell table:style-name="Table9.A2" office:value-type="string">
            <text:p text:style-name="P18"/>
          </table:table-cell>
          <table:table-cell table:style-name="Table9.B2" office:value-type="string">
            <text:p text:style-name="P19"><text:span text:style-name="T5">CV</text:span><text:span text:style-name="T11"> ??|</text:span><text:span text:style-name="T5">mv</text:span><text:span text:style-name="T11"> 6|</text:span><text:span text:style-name="T5">ini </text:span><text:span text:style-name="T12">+1</text:span><text:span text:style-name="T11">|</text:span><text:span text:style-name="T5">HP</text:span><text:span text:style-name="T11"> 21(5)|</text:span><text:span text:style-name="T5">AV</text:span><text:span text:style-name="T11"> 1111|</text:span><text:span text:style-name="T5">DG</text:span><text:span text:style-name="T11"> 2d4</text:span></text:p>
          </table:table-cell>
        </table:table-row>
        <table:table-row>
          <table:table-cell table:style-name="Table9.A3" office:value-type="string">
            <text:p text:style-name="P18"/>
          </table:table-cell>
          <table:table-cell table:style-name="Table9.B3" office:value-type="string">
            <text:p text:style-name="P27">Mountain Sense, Resist Air(1), Tricky</text:p>
          </table:table-cell>
        </table:table-row>
        <table:table-row>
          <table:table-cell table:style-name="Table9.A3" office:value-type="string">
            <text:p text:style-name="P18"/>
          </table:table-cell>
          <table:table-cell table:style-name="Table9.B3" office:value-type="string">
            <text:p text:style-name="P22">Bow+ 10</text:p>
            <text:p text:style-name="P27">Staff+ 11</text:p>
            <text:p text:style-name="P22">Administer 11</text:p>
            <text:p text:style-name="P27">Craftsman+ 10</text:p>
            <text:p text:style-name="P22">Diplomat 10</text:p>
            <text:p text:style-name="P27">Sailing+ 9</text:p>
            <text:p text:style-name="P22">Theology+ 12</text:p>
            <text:p text:style-name="P22">Trade 10</text:p>
            <text:p text:style-name="P22">Divine Invocation+ 12</text:p>
            <text:p text:style-name="P22">Meditate+ 11</text:p>
            <text:p text:style-name="P22">Spell lore+ 12</text:p>
          </table:table-cell>
        </table:table-row>
        <table:table-row>
          <table:table-cell table:style-name="Table9.A3" office:value-type="string">
            <text:p text:style-name="P18"/>
          </table:table-cell>
          <table:table-cell table:style-name="Table9.B3" office:value-type="string">
            <text:p text:style-name="P28">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ext:span text:style-name="T20">payn</text:span> – <text:span text:style-name="T5">aw</text:span> – dah),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hield(+1 def) and a sword that is inscribed with the words "Swift Wind" (Bonze Sword with Fast(12), +1 move). </text:p>
      <text:p text:style-name="P5"/>
      <text:p text:style-name="P5"/>
      <table:table table:name="Table12" table:style-name="Table12">
        <table:table-column table:style-name="Table12.A"/>
        <table:table-column table:style-name="Table12.B"/>
        <table:table-row>
          <table:table-cell table:style-name="Table12.A1" office:value-type="string">
            <text:p text:style-name="P14">Hunger, Empowered</text:p>
            <text:p text:style-name="P14">(DANGER)</text:p>
          </table:table-cell>
          <table:table-cell table:style-name="Table12.B1" office:value-type="string">
            <text:p text:style-name="P3"><text:span text:style-name="T14">M</text:span><text:span text:style-name="T13"> </text:span><text:span text:style-name="T6">14|</text:span><text:span text:style-name="T14">S</text:span><text:span text:style-name="T6"> 14|</text:span><text:span text:style-name="T14">R</text:span><text:span text:style-name="T6"> 8|</text:span><text:span text:style-name="T14">T</text:span><text:span text:style-name="T6"> 20|</text:span><text:span text:style-name="T14">W</text:span><text:span text:style-name="T6"> 14|</text:span><text:span text:style-name="T14">P</text:span><text:span text:style-name="T6"> 14|</text:span><text:span text:style-name="T14">C</text:span><text:span text:style-name="T6"> 12</text:span></text:p>
          </table:table-cell>
        </table:table-row>
        <table:table-row>
          <table:table-cell table:style-name="Table12.A2" office:value-type="string">
            <text:p text:style-name="P18"/>
          </table:table-cell>
          <table:table-cell table:style-name="Table12.B2" office:value-type="string">
            <text:p text:style-name="P19"><text:span text:style-name="T5">CV</text:span><text:span text:style-name="T11"> 13/16|</text:span><text:span text:style-name="T5">mv</text:span><text:span text:style-name="T11"> 8|</text:span><text:span text:style-name="T5">ini </text:span><text:span text:style-name="T12">+1</text:span><text:span text:style-name="T11">|</text:span><text:span text:style-name="T5">HP</text:span><text:span text:style-name="T11"> 43(11)|</text:span><text:span text:style-name="T5">AV</text:span><text:span text:style-name="T11"> 2222|</text:span><text:span text:style-name="T5">DG</text:span><text:span text:style-name="T11"> 2d8</text:span></text:p>
          </table:table-cell>
        </table:table-row>
        <table:table-row>
          <table:table-cell table:style-name="Table12.A3" office:value-type="string">
            <text:p text:style-name="P18"/>
          </table:table-cell>
          <table:table-cell table:style-name="Table12.B3" office:value-type="string">
            <text:p text:style-name="P29"/>
            <text:p text:style-name="P23"><text:span text:style-name="T8">Dark Tentacles</text:span><text:span text:style-name="T6"> – +3 defense; 3/12 chance to block any attack that does hit</text:span></text:p>
            <text:p text:style-name="P23"><text:span text:style-name="T8">Emaciation</text:span><text:span text:style-name="T6"> –For 1 inspiration, gaze attack save power 14 or be sickened</text:span></text:p>
            <text:p text:style-name="P23"><text:span text:style-name="T8">Hollowing Out</text:span><text:span text:style-name="T6"> – Gaze attack save power 14 or Bleed(2)</text:span></text:p>
            <text:p text:style-name="P23"><text:span text:style-name="T8">Hunger Aura</text:span><text:span text:style-name="T6"> – All adjacent save power 14 or be weakened for 3 rounds</text:span></text:p>
            <text:p text:style-name="P23"><text:span text:style-name="T8">Inspiration</text:span><text:span text:style-name="T6"> – Has 6 inspiration to spend</text:span></text:p>
            <text:p text:style-name="P23"><text:span text:style-name="T8">Spirit</text:span><text:span text:style-name="T6"> – Can only be battled by those that can interact with the spirit world (i.e. Under the effects of a spirit viewer)</text:span></text:p>
            <text:p text:style-name="P23"><text:span text:style-name="T8">Summon Jackals</text:span><text:span text:style-name="T6"> – For 1 inspiration, summon 3 jackal minions to the field (does this for free at the beginning of the battle)</text:span></text:p>
          </table:table-cell>
        </table:table-row>
      </table:table>
      <text:p text:style-name="P5"/>
      <text:p text:style-name="P4">Encounters in the City</text:p>
      <text:p text:style-name="P4"/>
      <text:p text:style-name="P3">Depending on how the heroes decide to deal with Nikomedes, they might have a chance to travel through Thelod. (Should you allow the party to title the city?)</text:p>
      <text:p text:style-name="P3"/>
      <text:p text:style-name="P3">Thelod is empty and quiet. Homes lie empty and the streets are overgrown with browning vines. Occassionally, there is evidence of fire, or battle, but mostly the city suffers from disuse and neglect.</text:p>
      <text:p text:style-name="P3"/>
      <text:p text:style-name="P3">Characters will likely start their city journey either at the cliffside elevators, or the front gate. They will have to traverse much of the city to get to the palace and have several encounters. How those encounters are structured... not sure yet.</text:p>
      <text:p text:style-name="P3"/>
      <text:p text:style-name="P10">The Front Gate<text:span text:style-name="T7"> – Approaching by the front gate by day is probably a bad idea. Nikomedes and his thugs will certainly see them coming and will prepare a welcoming committee of 8 guards. Approaching at night is a better bet, and will likely avoid notice.</text:span></text:p>
      <text:p text:style-name="P11"/>
      <text:p text:style-name="P10"><text:soft-page-break/><text:span text:style-name="T7">The walls are 20 feet tall and made of rough stone </text:span><text:span text:style-name="T6">[climb 8]. </text:span><text:span text:style-name="T7">The gate is a large, swinging wooden portal with a crank mechanism to open/close. At the moment, the mechanism is broken and the gate is stuck open [</text:span><text:span text:style-name="T6">craftsman 10 to fix, but takes an hour]. </text:span></text:p>
      <text:p text:style-name="P11"/>
      <text:p text:style-name="P10">Cliffside Elevator <text:span text:style-name="T7">– Under the cliffs there are several caves with elevators used to move goods from the sea to the city. A couple of these elevators are still intact and would only need minor repairs </text:span><text:span text:style-name="T6">[craftsman 8]</text:span><text:span text:style-name="T7"> to become operational. Using an elevator allows the heroes to gain access to the city without attracting attention.</text:span></text:p>
      <text:p text:style-name="P11"/>
      <text:p text:style-name="P10">Apothecary<text:span text:style-name="T7"> – This area has a distinct acid/tangy/chemical smell </text:span><text:span text:style-name="T6">[search 10]</text:span><text:span text:style-name="T7"> that indicates the presence of spoiled alchemical reagents </text:span><text:span text:style-name="T6">[alchemy 10]</text:span><text:span text:style-name="T7">. Indeed, nestled among the hive of houses and apartments is a tiny apothecary.</text:span></text:p>
      <text:p text:style-name="P10"><text:span text:style-name="T7"/></text:p>
      <text:p text:style-name="P10"><text:span text:style-name="T7">The inside of the shop is a mess of shelves, bottles, pouches, and equipment, all in disarray. It is obvious that this place was picked over by looters and was then abandoned. However, the looters left quite a bit of useful materials behind. A skilled alchemist could either collect reagents and replenish his supply </text:span><text:span text:style-name="T6">[alchemy 8 produces 1d4 supply each hour]</text:span><text:span text:style-name="T7">, or could fix the equipment and set up shop here </text:span><text:span text:style-name="T6">[alchemy 12; 20 task points].</text:span></text:p>
      <text:p text:style-name="P10"><text:span text:style-name="T7"/></text:p>
      <text:p text:style-name="P10"><text:span text:style-name="T7">Searching can lead to the following:</text:span></text:p>
      <text:list xml:id="list6920329964737810846" text:style-name="L2">
        <text:list-item>
          <text:p text:style-name="P35"><text:span text:style-name="T6">Foom</text:span><text:span text:style-name="T7"> – You stumble upon a mix of spilled bottles and powders that has dried into a white crystaline substance. </text:span><text:span text:style-name="T6">[alchemy 12]</text:span><text:span text:style-name="T7"> Any disturbance will set this off. If disturbed, this powder will burst into flame, doing 2d6 damage to everyone nearby.</text:span></text:p>
        </text:list-item>
        <text:list-item>
          <text:p text:style-name="P35"><text:span text:style-name="T6">Potion Stash</text:span><text:span text:style-name="T7"> – In a locked drawer </text:span><text:span text:style-name="T6">[locks 10]</text:span><text:span text:style-name="T7"> you find 3 potions (acid vial, cure poison, healing elixir)</text:span></text:p>
        </text:list-item>
        <text:list-item>
          <text:p text:style-name="P35"><text:span text:style-name="T6">Hidden Lockbox</text:span><text:span text:style-name="T7"> – In a locked drawer </text:span><text:span text:style-name="T6">[locks 10]</text:span><text:span text:style-name="T7"> you find a stash of coins (205g)</text:span></text:p>
        </text:list-item>
      </text:list>
      <text:p text:style-name="P10"><text:span text:style-name="T7"/></text:p>
      <text:p text:style-name="P10">Temple Square<text:span text:style-name="T7"> – Several streets converge into a plaza that contains several shrines (Lex, Vidra, Ylid) and the temples of Aquae and Mordain.</text:span></text:p>
      <text:p text:style-name="P10"><text:span text:style-name="T7"/></text:p>
      <text:p text:style-name="P10">Bone Piles<text:span text:style-name="T7"> – What used to be an animal pen is now full of the bones of what must be 100s of humans. In another place, a trench is now a repository for bones.</text:span></text:p>
      <text:p text:style-name="P10"><text:span text:style-name="T7"/></text:p>
      <text:p text:style-name="P10">Prisoner Pens<text:span text:style-name="T7"> – A ruined building has been blocked off, and several guards mill about. As the heroes watch, two guards drag a lethargic civilian and throw him through the door, "Got another one." "Almost nothing there. We need some meat."</text:span></text:p>
      <text:p text:style-name="P10"><text:span text:style-name="T7"/></text:p>
      <text:p text:style-name="P10">Dire Boars<text:span text:style-name="T7"> – At one of the bone piles, you come across two wild boars, nearly starved. They are scouring the bone pile, crunching bones in their powerful jaws. As you approach, they turn and huff aggressively.</text:span></text:p>
      <text:p text:style-name="P10"><text:span text:style-name="T7"/></text:p>
      <text:p text:style-name="P10">Smithy<text:span text:style-name="T7"> – An abandoned smithy has been stripped of weapons and armor, but something might still be left...</text:span></text:p>
      <text:p text:style-name="P4"/>
      <text:p text:style-name="P4">The King</text:p>
      <text:p text:style-name="P33"/>
      <text:p text:style-name="P5">Nikomedes rules over the City of Thelod from his palace. </text:p>
      <text:p text:style-name="P5"/>
      <table:table table:name="Table10" table:style-name="Table10">
        <table:table-column table:style-name="Table10.A"/>
        <table:table-column table:style-name="Table10.B"/>
        <table:table-row>
          <table:table-cell table:style-name="Table10.A1" office:value-type="string">
            <text:p text:style-name="P14">Nikomedes</text:p>
          </table:table-cell>
          <table:table-cell table:style-name="Table10.B1" office:value-type="string">
            <text:p text:style-name="P3"><text:span text:style-name="T14">M</text:span><text:span text:style-name="T13"> </text:span><text:span text:style-name="T6">16|</text:span><text:span text:style-name="T14">S</text:span><text:span text:style-name="T6"> 12|</text:span><text:span text:style-name="T14">R</text:span><text:span text:style-name="T6"> 12|</text:span><text:span text:style-name="T14">T</text:span><text:span text:style-name="T6"> 16|</text:span><text:span text:style-name="T14">W</text:span><text:span text:style-name="T6"> 9|</text:span><text:span text:style-name="T14">P</text:span><text:span text:style-name="T6"> 11|</text:span><text:span text:style-name="T14">C</text:span><text:span text:style-name="T6"> 0</text:span></text:p>
          </table:table-cell>
        </table:table-row>
        <table:table-row>
          <table:table-cell table:style-name="Table10.A2" office:value-type="string">
            <text:p text:style-name="P18"/>
          </table:table-cell>
          <table:table-cell table:style-name="Table10.B2" office:value-type="string">
            <text:p text:style-name="P19"><text:span text:style-name="T5">CV</text:span><text:span text:style-name="T11"> 15|</text:span><text:span text:style-name="T5">mv</text:span><text:span text:style-name="T11"> 6|</text:span><text:span text:style-name="T5">ini </text:span><text:span text:style-name="T12">+1</text:span><text:span text:style-name="T11">|</text:span><text:span text:style-name="T5">HP</text:span><text:span text:style-name="T11"> 50(13)|</text:span><text:span text:style-name="T5">AV</text:span><text:span text:style-name="T11"> 3333|</text:span><text:span text:style-name="T5">DG</text:span><text:span text:style-name="T11"> d8+d10</text:span></text:p>
          </table:table-cell>
        </table:table-row>
        <table:table-row>
          <table:table-cell table:style-name="Table10.A3" office:value-type="string">
            <text:p text:style-name="P18"/>
          </table:table-cell>
          <table:table-cell table:style-name="Table10.B3" office:value-type="string">
            <text:p text:style-name="P29"/>
            <text:p text:style-name="P27"><text:s/></text:p>
          </table:table-cell>
        </table:table-row>
      </table:table>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4M3S</meta:editing-duration>
    <meta:editing-cycles>38</meta:editing-cycles>
    <meta:generator>OpenOffice/4.1.3$Win32 OpenOffice.org_project/413m1$Build-9783</meta:generator>
    <dc:date>2017-08-19T15:57:39.20</dc:date>
    <dc:creator>Chris Magoun</dc:creator>
    <meta:document-statistic meta:table-count="11" meta:image-count="1" meta:object-count="0" meta:page-count="11" meta:paragraph-count="217" meta:word-count="4781" meta:character-count="25990"/>
    <meta:user-defined meta:name="Info 1"/>
    <meta:user-defined meta:name="Info 2"/>
    <meta:user-defined meta:name="Info 3"/>
    <meta:user-defined meta:name="Info 4"/>
  </office:meta>
</office:document-meta>
</file>